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number-columns-repeated="7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number-columns-repeated="7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number-columns-repeated="7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number-columns-repeated="7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CUSTOM_TEXT</text:p>
          </table:table-cell>
          <table:table-cell table:style-name="ce23" office:value-type="string">
            <text:p>Display Custom Text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ICON</text:p>
          </table:table-cell>
          <table:table-cell table:style-name="ce23" office:value-type="string">
            <text:p>Display Ico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32"/>
          <table:table-cell table:style-name="ce23" office:value-type="string">
            <text:p>Не листать жестом</text:p>
          </table:table-cell>
          <table:table-cell table:style-name="ce32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32"/>
          <table:table-cell table:style-name="ce23" office:value-type="string">
            <text:p>Листание жестом вкл/выкл</text:p>
          </table:table-cell>
          <table:table-cell table:style-name="ce32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перёд-слева, Назад-спра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перёд-справа, Назад-сле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перёд-внизу, Назад-вверх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перёд-вверху, Назад-вниз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32"/>
          <table:table-cell table:style-name="ce23" office:value-type="string">
            <text:p>Перетаск. с откл. масшт.</text:p>
          </table:table-cell>
          <table:table-cell table:style-name="ce32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number-columns-repeated="7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5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